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ourier" svg:font-family="Courier" style:font-pitch="variable"/>
    <style:font-face style:name="Courier1" svg:font-family="Courier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0.7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1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3.81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2.98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4.2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6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0.32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3.53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4.0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12.77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4.91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6cm" fo:min-width="4.36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0.7999992370605pt" style:font-size-asian="20.7999992370605pt" style:font-size-complex="20.7999992370605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ffffff"/>
    </style:style>
    <style:style style:name="P6" style:family="paragraph">
      <style:paragraph-properties fo:text-align="start" style:writing-mode="lr-tb"/>
      <style:text-properties fo:font-size="10.3000001907349pt"/>
    </style:style>
    <style:style style:name="P7" style:family="paragraph">
      <loext:graphic-properties draw:fill="none"/>
      <style:paragraph-properties fo:text-align="start" style:writing-mode="lr-tb"/>
      <style:text-properties fo:font-size="10.3000001907349pt" style:font-size-asian="11pt" style:font-size-complex="11pt"/>
    </style:style>
    <style:style style:name="T1" style:family="text">
      <style:text-properties fo:color="#000000" loext:opacity="100%" style:font-name="Helvetica" fo:font-size="20.7999992370605pt" fo:font-weight="bold" style:font-size-asian="20.7999992370605pt" style:font-name-complex="Helvetica" style:font-size-complex="20.7999992370605pt" style:font-weight-complex="bold"/>
    </style:style>
    <style:style style:name="T2" style:family="text">
      <style:text-properties fo:color="#000000" loext:opacity="100%" style:font-name="Courier1" fo:font-size="10pt" style:font-size-asian="10pt" style:font-name-complex="Courier1" style:font-size-complex="10pt"/>
    </style:style>
    <style:style style:name="T3" style:family="text">
      <style:text-properties fo:color="#a020f0" loext:opacity="100%" style:font-name="Courier1" fo:font-size="10pt" style:font-size-asian="10pt" style:font-name-complex="Courier1" style:font-size-complex="10pt"/>
    </style:style>
    <style:style style:name="T4" style:family="text">
      <style:text-properties fo:color="#228b22" loext:opacity="100%" style:font-name="Courier1" fo:font-size="10pt" style:font-size-asian="10pt" style:font-name-complex="Courier1" style:font-size-complex="10pt"/>
    </style:style>
    <style:style style:name="T5" style:family="text">
      <style:text-properties fo:color="#000000" loext:opacity="100%" style:font-name="Times" fo:font-size="10pt" style:font-size-asian="10pt" style:font-name-complex="Times" style:font-size-complex="10pt"/>
    </style:style>
    <style:style style:name="T6" style:family="text">
      <style:text-properties fo:color="#000000" loext:opacity="100%" style:font-name="Arial" fo:font-size="11pt" style:font-size-asian="11pt" style:font-name-complex="Arial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2" draw:text-style-name="P3" draw:layer="layout" svg:width="9.116cm" svg:height="0.823cm" svg:x="2.54cm" svg:y="2.904cm">
          <draw:text-box>
            <text:p text:style-name="P2"><text:span text:style-name="T1">section 0 - clean and clear</text:span></text:p>
          </draw:text-box>
        </draw:frame>
        <draw:frame draw:style-name="gr3" draw:text-style-name="P4" draw:layer="layout" svg:width="1.907cm" svg:height="0.399cm" svg:x="2.54cm" svg:y="4.219cm">
          <draw:text-box>
            <text:p text:style-name="P2"><text:span text:style-name="T2">clear </text:span><text:span text:style-name="T3">all</text:span></text:p>
          </draw:text-box>
        </draw:frame>
        <draw:frame draw:style-name="gr3" draw:text-style-name="P4" draw:layer="layout" svg:width="1.907cm" svg:height="0.399cm" svg:x="2.54cm" svg:y="4.642cm">
          <draw:text-box>
            <text:p text:style-name="P2"><text:span text:style-name="T2">close </text:span><text:span text:style-name="T3">all</text:span></text:p>
          </draw:text-box>
        </draw:frame>
        <draw:frame draw:style-name="gr3" draw:text-style-name="P4" draw:layer="layout" svg:width="0.637cm" svg:height="0.399cm" svg:x="2.54cm" svg:y="5.065cm">
          <draw:text-box>
            <text:p text:style-name="P2"><text:span text:style-name="T2">clc</text:span></text:p>
          </draw:text-box>
        </draw:frame>
        <draw:frame draw:style-name="gr2" draw:text-style-name="P3" draw:layer="layout" svg:width="15.153cm" svg:height="0.823cm" svg:x="2.54cm" svg:y="5.851cm">
          <draw:text-box>
            <text:p text:style-name="P2"><text:span text:style-name="T1">section 1 - solutions to matlab problems on</text:span></text:p>
          </draw:text-box>
        </draw:frame>
        <draw:frame draw:style-name="gr2" draw:text-style-name="P3" draw:layer="layout" svg:width="8.384cm" svg:height="0.823cm" svg:x="2.54cm" svg:y="6.729cm">
          <draw:text-box>
            <text:p text:style-name="P2"><text:span text:style-name="T1">hw2 for AERO 300 HW 2</text:span></text:p>
          </draw:text-box>
        </draw:frame>
        <draw:frame draw:style-name="gr3" draw:text-style-name="P4" draw:layer="layout" svg:width="0.425cm" svg:height="0.399cm" svg:x="2.54cm" svg:y="8.044cm">
          <draw:text-box>
            <text:p text:style-name="P2"><text:span text:style-name="T4">%{</text:span></text:p>
          </draw:text-box>
        </draw:frame>
        <draw:frame draw:style-name="gr3" draw:text-style-name="P4" draw:layer="layout" svg:width="4.447cm" svg:height="0.399cm" svg:x="2.54cm" svg:y="8.468cm">
          <draw:text-box>
            <text:p text:style-name="P2"><text:span text:style-name="T4">Problem 2 (40 points)</text:span></text:p>
          </draw:text-box>
        </draw:frame>
        <draw:frame draw:style-name="gr3" draw:text-style-name="P4" draw:layer="layout" svg:width="11.009cm" svg:height="0.399cm" svg:x="2.54cm" svg:y="8.891cm">
          <draw:text-box>
            <text:p text:style-name="P2"><text:span text:style-name="T4">1. (17 points) Consider the equation x2 + ln x = 3 .</text:span></text:p>
          </draw:text-box>
        </draw:frame>
        <draw:frame draw:style-name="gr3" draw:text-style-name="P4" draw:layer="layout" svg:width="16.089cm" svg:height="0.399cm" svg:x="2.54cm" svg:y="9.314cm">
          <draw:text-box>
            <text:p text:style-name="P2"><text:span text:style-name="T4">(a) (5 points) Find an interval [a,b] of length 1 that brackets the solution</text:span></text:p>
          </draw:text-box>
        </draw:frame>
        <draw:frame draw:style-name="gr3" draw:text-style-name="P4" draw:layer="layout" svg:width="4.871cm" svg:height="0.399cm" svg:x="2.54cm" svg:y="9.738cm">
          <draw:text-box>
            <text:p text:style-name="P2"><text:span text:style-name="T4"><text:s/></text:span><text:span text:style-name="T4">to the above equation.</text:span></text:p>
          </draw:text-box>
        </draw:frame>
        <draw:frame draw:style-name="gr3" draw:text-style-name="P4" draw:layer="layout" svg:width="2.542cm" svg:height="0.399cm" svg:x="2.54cm" svg:y="10.161cm">
          <draw:text-box>
            <text:p text:style-name="P2"><text:span text:style-name="T4"><text:s text:c="4"/></text:span><text:span text:style-name="T4">a) [1,2]</text:span></text:p>
          </draw:text-box>
        </draw:frame>
        <draw:frame draw:style-name="gr3" draw:text-style-name="P4" draw:layer="layout" svg:width="14.607cm" svg:height="0.399cm" svg:x="2.54cm" svg:y="11.008cm">
          <draw:text-box>
            <text:p text:style-name="P2"><text:span text:style-name="T4">(b) (5 points) Using your answer from part (a), how many steps of the</text:span></text:p>
          </draw:text-box>
        </draw:frame>
        <draw:frame draw:style-name="gr3" draw:text-style-name="P4" draw:layer="layout" svg:width="4.447cm" svg:height="0.399cm" svg:x="2.54cm" svg:y="11.431cm">
          <draw:text-box>
            <text:p text:style-name="P2"><text:span text:style-name="T4"><text:s/></text:span><text:span text:style-name="T4">Bisection Method are</text:span></text:p>
          </draw:text-box>
        </draw:frame>
        <draw:frame draw:style-name="gr3" draw:text-style-name="P4" draw:layer="layout" svg:width="15.242cm" svg:height="0.399cm" svg:x="2.54cm" svg:y="11.854cm">
          <draw:text-box>
            <text:p text:style-name="P2"><text:span text:style-name="T4">required to correctly approximate the solution within 10 decimal places?</text:span></text:p>
          </draw:text-box>
        </draw:frame>
        <draw:frame draw:style-name="gr3" draw:text-style-name="P4" draw:layer="layout" svg:width="5.294cm" svg:height="0.399cm" svg:x="2.54cm" svg:y="12.701cm">
          <draw:text-box>
            <text:p text:style-name="P2"><text:span text:style-name="T4"><text:s text:c="4"/></text:span><text:span text:style-name="T4">b) x2 + ln(x) - 3 = 0</text:span></text:p>
          </draw:text-box>
        </draw:frame>
        <draw:frame draw:style-name="gr3" draw:text-style-name="P4" draw:layer="layout" svg:width="9.104cm" svg:height="0.399cm" svg:x="2.54cm" svg:y="13.548cm">
          <draw:text-box>
            <text:p text:style-name="P2"><text:span text:style-name="T4"><text:s text:c="4"/></text:span><text:span text:style-name="T4">we know from n&gt; (P+log10(b-a))/log10(2)</text:span></text:p>
          </draw:text-box>
        </draw:frame>
        <draw:frame draw:style-name="gr3" draw:text-style-name="P4" draw:layer="layout" svg:width="10.374cm" svg:height="0.399cm" svg:x="2.54cm" svg:y="13.971cm">
          <draw:text-box>
            <text:p text:style-name="P2"><text:span text:style-name="T4"><text:s text:c="4"/></text:span><text:span text:style-name="T4">that it will not take more than 34 iterations</text:span></text:p>
          </draw:text-box>
        </draw:frame>
        <draw:frame draw:style-name="gr3" draw:text-style-name="P4" draw:layer="layout" svg:width="15.877cm" svg:height="0.399cm" svg:x="2.54cm" svg:y="14.818cm">
          <draw:text-box>
            <text:p text:style-name="P2"><text:span text:style-name="T4">(c) (7 points) Check your answer to part (b) using the bisection.m function</text:span></text:p>
          </draw:text-box>
        </draw:frame>
        <draw:frame draw:style-name="gr3" draw:text-style-name="P4" draw:layer="layout" svg:width="4.236cm" svg:height="0.399cm" svg:x="2.54cm" svg:y="15.241cm">
          <draw:text-box>
            <text:p text:style-name="P2"><text:span text:style-name="T4"><text:s/></text:span><text:span text:style-name="T4">from class (and now</text:span></text:p>
          </draw:text-box>
        </draw:frame>
        <draw:frame draw:style-name="gr3" draw:text-style-name="P4" draw:layer="layout" svg:width="10.374cm" svg:height="0.399cm" svg:x="2.54cm" svg:y="15.664cm">
          <draw:text-box>
            <text:p text:style-name="P2"><text:span text:style-name="T4">on Canvas ). Be sure to show your published code!</text:span></text:p>
          </draw:text-box>
        </draw:frame>
        <draw:frame draw:style-name="gr3" draw:text-style-name="P4" draw:layer="layout" svg:width="9.739cm" svg:height="0.399cm" svg:x="2.54cm" svg:y="16.088cm">
          <draw:text-box>
            <text:p text:style-name="P2"><text:span text:style-name="T4"><text:s text:c="4"/></text:span><text:span text:style-name="T4">c) Experiementaly, it takes 29 iterations.</text:span></text:p>
          </draw:text-box>
        </draw:frame>
        <draw:frame draw:style-name="gr3" draw:text-style-name="P4" draw:layer="layout" svg:width="0.425cm" svg:height="0.399cm" svg:x="2.54cm" svg:y="16.511cm">
          <draw:text-box>
            <text:p text:style-name="P2"><text:span text:style-name="T4">%}</text:span></text:p>
          </draw:text-box>
        </draw:frame>
        <draw:frame draw:style-name="gr3" draw:text-style-name="P4" draw:layer="layout" svg:width="7.834cm" svg:height="0.399cm" svg:x="2.54cm" svg:y="17.358cm">
          <draw:text-box>
            <text:p text:style-name="P2"><text:span text:style-name="T2">nEstimate = (10+log10(2-1))/log10(2);</text:span></text:p>
          </draw:text-box>
        </draw:frame>
        <draw:frame draw:style-name="gr3" draw:text-style-name="P4" draw:layer="layout" svg:width="5.505cm" svg:height="0.399cm" svg:x="2.54cm" svg:y="17.781cm">
          <draw:text-box>
            <text:p text:style-name="P2"><text:span text:style-name="T2">f = @(x) x^2 + log(x) - 3;</text:span></text:p>
          </draw:text-box>
        </draw:frame>
        <draw:frame draw:style-name="gr3" draw:text-style-name="P4" draw:layer="layout" svg:width="7.834cm" svg:height="0.399cm" svg:x="2.54cm" svg:y="18.204cm">
          <draw:text-box>
            <text:p text:style-name="P2"><text:span text:style-name="T2">[r, count] = bisection(f,1,2,10e-10);</text:span></text:p>
          </draw:text-box>
        </draw:frame>
        <draw:frame draw:style-name="gr3" draw:text-style-name="P4" draw:layer="layout" svg:width="0.425cm" svg:height="0.399cm" svg:x="2.54cm" svg:y="19.051cm">
          <draw:text-box>
            <text:p text:style-name="P2"><text:span text:style-name="T4">%{</text:span></text:p>
          </draw:text-box>
        </draw:frame>
        <draw:frame draw:style-name="gr3" draw:text-style-name="P4" draw:layer="layout" svg:width="15.03cm" svg:height="0.399cm" svg:x="2.54cm" svg:y="20.321cm">
          <draw:text-box>
            <text:p text:style-name="P2"><text:span text:style-name="T4">2. (23 points) The 2D state of stress in a test specimen under combined</text:span></text:p>
          </draw:text-box>
        </draw:frame>
        <draw:frame draw:style-name="gr3" draw:text-style-name="P4" draw:layer="layout" svg:width="4.236cm" svg:height="0.399cm" svg:x="2.54cm" svg:y="20.744cm">
          <draw:text-box>
            <text:p text:style-name="P2"><text:span text:style-name="T4"><text:s/></text:span><text:span text:style-name="T4">loading is given by</text:span></text:p>
          </draw:text-box>
        </draw:frame>
        <draw:frame draw:style-name="gr3" draw:text-style-name="P4" draw:layer="layout" svg:width="0.637cm" svg:height="0.399cm" svg:x="2.54cm" svg:y="21.168cm">
          <draw:text-box>
            <text:p text:style-name="P2"><text:span text:style-name="T4"># =</text:span></text:p>
          </draw:text-box>
        </draw:frame>
        <draw:frame draw:style-name="gr3" draw:text-style-name="P4" draw:layer="layout" svg:width="1.272cm" svg:height="0.399cm" svg:x="2.54cm" svg:y="21.591cm">
          <draw:text-box>
            <text:p text:style-name="P2"><text:span text:style-name="T4">[#2 #1</text:span></text:p>
          </draw:text-box>
        </draw:frame>
        <draw:frame draw:style-name="gr3" draw:text-style-name="P4" draw:layer="layout" svg:width="1.484cm" svg:height="0.399cm" svg:x="2.54cm" svg:y="22.014cm">
          <draw:text-box>
            <text:p text:style-name="P2"><text:span text:style-name="T4">#1 0.5]</text:span></text:p>
          </draw:text-box>
        </draw:frame>
        <draw:frame draw:style-name="gr3" draw:text-style-name="P4" draw:layer="layout" svg:width="0.849cm" svg:height="0.399cm" svg:x="2.54cm" svg:y="22.438cm">
          <draw:text-box>
            <text:p text:style-name="P2"><text:span text:style-name="T4">ksi.</text:span></text:p>
          </draw:text-box>
        </draw:frame>
        <draw:frame draw:style-name="gr3" draw:text-style-name="P4" draw:layer="layout" svg:width="0.425cm" svg:height="0.399cm" svg:x="2.54cm" svg:y="22.861cm">
          <draw:text-box>
            <text:p text:style-name="P2"><text:span text:style-name="T4">%}</text:span></text:p>
          </draw:text-box>
        </draw:frame>
        <draw:frame draw:style-name="gr3" draw:text-style-name="P4" draw:layer="layout" svg:width="4.659cm" svg:height="0.399cm" svg:x="2.54cm" svg:y="23.708cm">
          <draw:text-box>
            <text:p text:style-name="P2"><text:span text:style-name="T2">s=[[2^.5,-1];[-1,.5]];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425cm" svg:height="0.399cm" svg:x="2.54cm" svg:y="24.978cm">
          <draw:text-box>
            <text:p text:style-name="P2"><text:span text:style-name="T4">%{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5">1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6.089cm" svg:height="0.399cm" svg:x="2.54cm" svg:y="2.541cm">
          <draw:text-box>
            <text:p text:style-name="P2"><text:span text:style-name="T4">(a) (4 points) Determine the characteristic equation of the stress state # .</text:span></text:p>
          </draw:text-box>
        </draw:frame>
        <draw:frame draw:style-name="gr3" draw:text-style-name="P4" draw:layer="layout" svg:width="16.3cm" svg:height="0.399cm" svg:x="2.54cm" svg:y="2.964cm">
          <draw:text-box>
            <text:p text:style-name="P2"><text:span text:style-name="T4">Hint: Recall that the characteristic equation of a matrix A is the polynomial</text:span></text:p>
          </draw:text-box>
        </draw:frame>
        <draw:frame draw:style-name="gr3" draw:text-style-name="P4" draw:layer="layout" svg:width="2.331cm" svg:height="0.399cm" svg:x="2.54cm" svg:y="3.388cm">
          <draw:text-box>
            <text:p text:style-name="P2"><text:span text:style-name="T4"><text:s/></text:span><text:span text:style-name="T4">p given by</text:span></text:p>
          </draw:text-box>
        </draw:frame>
        <draw:frame draw:style-name="gr3" draw:text-style-name="P4" draw:layer="layout" svg:width="4.024cm" svg:height="0.399cm" svg:x="2.54cm" svg:y="3.811cm">
          <draw:text-box>
            <text:p text:style-name="P2"><text:span text:style-name="T4">p(#) = det(A ##I) ,</text:span></text:p>
          </draw:text-box>
        </draw:frame>
        <draw:frame draw:style-name="gr3" draw:text-style-name="P4" draw:layer="layout" svg:width="6.564cm" svg:height="0.399cm" svg:x="2.54cm" svg:y="4.234cm">
          <draw:text-box>
            <text:p text:style-name="P2"><text:span text:style-name="T4">where I is the identity matrix.</text:span></text:p>
          </draw:text-box>
        </draw:frame>
        <draw:frame draw:style-name="gr3" draw:text-style-name="P4" draw:layer="layout" svg:width="0.352cm" svg:height="0.399cm" svg:x="2.54cm" svg:y="4.658cm">
          <draw:text-box>
            <text:p text:style-name="P2"><text:span text:style-name="T4">1</text:span></text:p>
          </draw:text-box>
        </draw:frame>
        <draw:frame draw:style-name="gr3" draw:text-style-name="P4" draw:layer="layout" svg:width="0.425cm" svg:height="0.399cm" svg:x="2.54cm" svg:y="5.081cm">
          <draw:text-box>
            <text:p text:style-name="P2"><text:span text:style-name="T4">%}</text:span></text:p>
          </draw:text-box>
        </draw:frame>
        <draw:frame draw:style-name="gr3" draw:text-style-name="P4" draw:layer="layout" svg:width="6.987cm" svg:height="0.399cm" svg:x="2.54cm" svg:y="5.504cm">
          <draw:text-box>
            <text:p text:style-name="P2"><text:span text:style-name="T4">% P=det([[L*2^.5,-1];[-1,L*.5]]);</text:span></text:p>
          </draw:text-box>
        </draw:frame>
        <draw:frame draw:style-name="gr3" draw:text-style-name="P4" draw:layer="layout" svg:width="8.469cm" svg:height="0.399cm" svg:x="2.54cm" svg:y="5.928cm">
          <draw:text-box>
            <text:p text:style-name="P2"><text:span text:style-name="T4">% P = .5 * 2^.5 - L* 2^.5 - L * .5 + L^2</text:span></text:p>
          </draw:text-box>
        </draw:frame>
        <draw:frame draw:style-name="gr3" draw:text-style-name="P4" draw:layer="layout" svg:width="0.425cm" svg:height="0.399cm" svg:x="2.54cm" svg:y="6.774cm">
          <draw:text-box>
            <text:p text:style-name="P2"><text:span text:style-name="T4">%{</text:span></text:p>
          </draw:text-box>
        </draw:frame>
        <draw:frame draw:style-name="gr3" draw:text-style-name="P4" draw:layer="layout" svg:width="16.512cm" svg:height="0.399cm" svg:x="2.54cm" svg:y="7.198cm">
          <draw:text-box>
            <text:p text:style-name="P2"><text:span text:style-name="T4">(b) (16 points) Use Matlab®and the Bisection method to determine the principal</text:span></text:p>
          </draw:text-box>
        </draw:frame>
        <draw:frame draw:style-name="gr3" draw:text-style-name="P4" draw:layer="layout" svg:width="3.389cm" svg:height="0.399cm" svg:x="2.54cm" svg:y="7.621cm">
          <draw:text-box>
            <text:p text:style-name="P2"><text:span text:style-name="T4"><text:s/></text:span><text:span text:style-name="T4">stresses in the</text:span></text:p>
          </draw:text-box>
        </draw:frame>
        <draw:frame draw:style-name="gr3" draw:text-style-name="P4" draw:layer="layout" svg:width="14.184cm" svg:height="0.399cm" svg:x="2.54cm" svg:y="8.044cm">
          <draw:text-box>
            <text:p text:style-name="P2"><text:span text:style-name="T4">specimen to within 6 decimal places. Remember to publish your code.</text:span></text:p>
          </draw:text-box>
        </draw:frame>
        <draw:frame draw:style-name="gr3" draw:text-style-name="P4" draw:layer="layout" svg:width="14.395cm" svg:height="0.399cm" svg:x="2.54cm" svg:y="8.468cm">
          <draw:text-box>
            <text:p text:style-name="P2"><text:span text:style-name="T4">Hint: The principal stresses (#1 and #2) are simply the roots of the</text:span></text:p>
          </draw:text-box>
        </draw:frame>
        <draw:frame draw:style-name="gr3" draw:text-style-name="P4" draw:layer="layout" svg:width="5.506cm" svg:height="0.399cm" svg:x="2.54cm" svg:y="8.891cm">
          <draw:text-box>
            <text:p text:style-name="P2"><text:span text:style-name="T4"><text:s/></text:span><text:span text:style-name="T4">characteristic polynomial</text:span></text:p>
          </draw:text-box>
        </draw:frame>
        <draw:frame draw:style-name="gr3" draw:text-style-name="P4" draw:layer="layout" svg:width="4.87cm" svg:height="0.399cm" svg:x="2.54cm" svg:y="9.314cm">
          <draw:text-box>
            <text:p text:style-name="P2"><text:span text:style-name="T4">of the stress state # .</text:span></text:p>
          </draw:text-box>
        </draw:frame>
        <draw:frame draw:style-name="gr3" draw:text-style-name="P4" draw:layer="layout" svg:width="0.425cm" svg:height="0.399cm" svg:x="2.54cm" svg:y="9.738cm">
          <draw:text-box>
            <text:p text:style-name="P2"><text:span text:style-name="T4">%}</text:span></text:p>
          </draw:text-box>
        </draw:frame>
        <draw:frame draw:style-name="gr3" draw:text-style-name="P4" draw:layer="layout" svg:width="12.702cm" svg:height="0.399cm" svg:x="2.54cm" svg:y="10.584cm">
          <draw:text-box>
            <text:p text:style-name="P2"><text:span text:style-name="T4">% lambda = L given by .5 * 2^.5 - L* 2^.5 - L * .5 + L^2 = 0</text:span></text:p>
          </draw:text-box>
        </draw:frame>
        <draw:frame draw:style-name="gr3" draw:text-style-name="P4" draw:layer="layout" svg:width="9.315cm" svg:height="0.399cm" svg:x="2.54cm" svg:y="11.008cm">
          <draw:text-box>
            <text:p text:style-name="P2"><text:span text:style-name="T2">P = @(L) .5 * 2^.5 - L* 2^.5 - L * .5 + L^2;</text:span></text:p>
          </draw:text-box>
        </draw:frame>
        <draw:frame draw:style-name="gr3" draw:text-style-name="P4" draw:layer="layout" svg:width="7.41cm" svg:height="0.399cm" svg:x="2.54cm" svg:y="11.431cm">
          <draw:text-box>
            <text:p text:style-name="P2"><text:span text:style-name="T2">[s1, c1] = bisection(P,0,1,10e-10);</text:span></text:p>
          </draw:text-box>
        </draw:frame>
        <draw:frame draw:style-name="gr3" draw:text-style-name="P4" draw:layer="layout" svg:width="7.41cm" svg:height="0.399cm" svg:x="2.54cm" svg:y="11.854cm">
          <draw:text-box>
            <text:p text:style-name="P2"><text:span text:style-name="T2">[s2, c2] = bisection(P,1,2,10e-10);</text:span></text:p>
          </draw:text-box>
        </draw:frame>
        <draw:frame draw:style-name="gr3" draw:text-style-name="P4" draw:layer="layout" svg:width="0.425cm" svg:height="0.399cm" svg:x="2.54cm" svg:y="13.124cm">
          <draw:text-box>
            <text:p text:style-name="P2"><text:span text:style-name="T4">%{</text:span></text:p>
          </draw:text-box>
        </draw:frame>
        <draw:frame draw:style-name="gr3" draw:text-style-name="P4" draw:layer="layout" svg:width="14.819cm" svg:height="0.399cm" svg:x="2.54cm" svg:y="13.548cm">
          <draw:text-box>
            <text:p text:style-name="P2"><text:span text:style-name="T4">(c) (3 points) Using the Tresca failure criterion, predict whether the</text:span></text:p>
          </draw:text-box>
        </draw:frame>
        <draw:frame draw:style-name="gr3" draw:text-style-name="P4" draw:layer="layout" svg:width="7.411cm" svg:height="0.399cm" svg:x="2.54cm" svg:y="13.971cm">
          <draw:text-box>
            <text:p text:style-name="P2"><text:span text:style-name="T4"><text:s/></text:span><text:span text:style-name="T4">specimen will fail if the critical</text:span></text:p>
          </draw:text-box>
        </draw:frame>
        <draw:frame draw:style-name="gr3" draw:text-style-name="P4" draw:layer="layout" svg:width="16.3cm" svg:height="0.399cm" svg:x="2.54cm" svg:y="14.394cm">
          <draw:text-box>
            <text:p text:style-name="P2"><text:span text:style-name="T4">shear stress of the material has been experimentally determined to be #crit =</text:span></text:p>
          </draw:text-box>
        </draw:frame>
        <draw:frame draw:style-name="gr3" draw:text-style-name="P4" draw:layer="layout" svg:width="2.119cm" svg:height="0.399cm" svg:x="2.54cm" svg:y="14.818cm">
          <draw:text-box>
            <text:p text:style-name="P2"><text:span text:style-name="T4"><text:s/></text:span><text:span text:style-name="T4">1.17 ksi.</text:span></text:p>
          </draw:text-box>
        </draw:frame>
        <draw:frame draw:style-name="gr3" draw:text-style-name="P4" draw:layer="layout" svg:width="16.3cm" svg:height="0.399cm" svg:x="2.54cm" svg:y="15.241cm">
          <draw:text-box>
            <text:p text:style-name="P2"><text:span text:style-name="T4">Hint: The Tresca failure criterion is governed by the maximum shear stress in</text:span></text:p>
          </draw:text-box>
        </draw:frame>
        <draw:frame draw:style-name="gr3" draw:text-style-name="P4" draw:layer="layout" svg:width="2.754cm" svg:height="0.399cm" svg:x="2.54cm" svg:y="15.664cm">
          <draw:text-box>
            <text:p text:style-name="P2"><text:span text:style-name="T4"><text:s/></text:span><text:span text:style-name="T4">the specimen</text:span></text:p>
          </draw:text-box>
        </draw:frame>
        <draw:frame draw:style-name="gr3" draw:text-style-name="P4" draw:layer="layout" svg:width="12.914cm" svg:height="0.399cm" svg:x="2.54cm" svg:y="16.088cm">
          <draw:text-box>
            <text:p text:style-name="P2"><text:span text:style-name="T4">which (in this case) can be taken to be #max = (1/2)|#1 ##2|.</text:span></text:p>
          </draw:text-box>
        </draw:frame>
        <draw:frame draw:style-name="gr3" draw:text-style-name="P4" draw:layer="layout" svg:width="0.425cm" svg:height="0.399cm" svg:x="2.54cm" svg:y="16.511cm">
          <draw:text-box>
            <text:p text:style-name="P2"><text:span text:style-name="T4">%}</text:span></text:p>
          </draw:text-box>
        </draw:frame>
        <draw:frame draw:style-name="gr3" draw:text-style-name="P4" draw:layer="layout" svg:width="15.877cm" svg:height="0.399cm" svg:x="2.54cm" svg:y="16.934cm">
          <draw:text-box>
            <text:p text:style-name="P2"><text:span text:style-name="T2">Tmax = (1/2)*abs(s1-s2); </text:span><text:span text:style-name="T4">% is less than 1.17 so the speciemen will not fail</text:span></text:p>
          </draw:text-box>
        </draw:frame>
        <draw:frame draw:style-name="gr3" draw:text-style-name="P4" draw:layer="layout" svg:width="0.425cm" svg:height="0.399cm" svg:x="2.54cm" svg:y="17.781cm">
          <draw:text-box>
            <text:p text:style-name="P2"><text:span text:style-name="T4">%{</text:span></text:p>
          </draw:text-box>
        </draw:frame>
        <draw:frame draw:style-name="gr3" draw:text-style-name="P4" draw:layer="layout" svg:width="4.447cm" svg:height="0.399cm" svg:x="2.54cm" svg:y="18.204cm">
          <draw:text-box>
            <text:p text:style-name="P2"><text:span text:style-name="T4">Problem 3 (40 points)</text:span></text:p>
          </draw:text-box>
        </draw:frame>
        <draw:frame draw:style-name="gr3" draw:text-style-name="P4" draw:layer="layout" svg:width="15.665cm" svg:height="0.399cm" svg:x="2.54cm" svg:y="18.628cm">
          <draw:text-box>
            <text:p text:style-name="P2"><text:span text:style-name="T4">1. (4 points each) Find (by hand) all fixed points of the following g(x) :</text:span></text:p>
          </draw:text-box>
        </draw:frame>
        <draw:frame draw:style-name="gr3" draw:text-style-name="P4" draw:layer="layout" svg:width="7.622cm" svg:height="0.399cm" svg:x="2.54cm" svg:y="19.051cm">
          <draw:text-box>
            <text:p text:style-name="P2"><text:span text:style-name="T4">(a) f(x) = (8 + 2x) / (2 + x^2) <text:s/>= x</text:span></text:p>
          </draw:text-box>
        </draw:frame>
        <draw:frame draw:style-name="gr3" draw:text-style-name="P4" draw:layer="layout" svg:width="2.965cm" svg:height="0.399cm" svg:x="2.54cm" svg:y="19.474cm">
          <draw:text-box>
            <text:p text:style-name="P2"><text:span text:style-name="T4">(b) f(x) = x^5</text:span></text:p>
          </draw:text-box>
        </draw:frame>
        <draw:frame draw:style-name="gr3" draw:text-style-name="P4" draw:layer="layout" svg:width="2.542cm" svg:height="0.399cm" svg:x="2.54cm" svg:y="19.898cm">
          <draw:text-box>
            <text:p text:style-name="P2"><text:span text:style-name="T4"><text:s text:c="4"/></text:span><text:span text:style-name="T4">a) x = 2</text:span></text:p>
          </draw:text-box>
        </draw:frame>
        <draw:frame draw:style-name="gr3" draw:text-style-name="P4" draw:layer="layout" svg:width="4.659cm" svg:height="0.399cm" svg:x="2.54cm" svg:y="20.321cm">
          <draw:text-box>
            <text:p text:style-name="P2"><text:span text:style-name="T4"><text:s text:c="4"/></text:span><text:span text:style-name="T4">b) x = 1 and x = 0</text:span></text:p>
          </draw:text-box>
        </draw:frame>
        <draw:frame draw:style-name="gr3" draw:text-style-name="P4" draw:layer="layout" svg:width="15.454cm" svg:height="0.399cm" svg:x="2.54cm" svg:y="21.168cm">
          <draw:text-box>
            <text:p text:style-name="P2"><text:span text:style-name="T4">2. (4 points each) Express each equation below as a fixed-point iteration</text:span></text:p>
          </draw:text-box>
        </draw:frame>
        <draw:frame draw:style-name="gr3" draw:text-style-name="P4" draw:layer="layout" svg:width="5.082cm" svg:height="0.399cm" svg:x="2.54cm" svg:y="21.591cm">
          <draw:text-box>
            <text:p text:style-name="P2"><text:span text:style-name="T4"><text:s/></text:span><text:span text:style-name="T4">problem x = g(x) in two</text:span></text:p>
          </draw:text-box>
        </draw:frame>
        <draw:frame draw:style-name="gr3" draw:text-style-name="P4" draw:layer="layout" svg:width="3.177cm" svg:height="0.399cm" svg:x="2.54cm" svg:y="22.014cm">
          <draw:text-box>
            <text:p text:style-name="P2"><text:span text:style-name="T4">different ways:</text:span></text:p>
          </draw:text-box>
        </draw:frame>
        <draw:frame draw:style-name="gr3" draw:text-style-name="P4" draw:layer="layout" svg:width="5.082cm" svg:height="0.399cm" svg:x="2.54cm" svg:y="22.438cm">
          <draw:text-box>
            <text:p text:style-name="P2"><text:span text:style-name="T4">(a) 1 + x #x^3 * e^x = 0</text:span></text:p>
          </draw:text-box>
        </draw:frame>
        <draw:frame draw:style-name="gr3" draw:text-style-name="P4" draw:layer="layout" svg:width="3.812cm" svg:height="0.399cm" svg:x="2.54cm" svg:y="22.861cm">
          <draw:text-box>
            <text:p text:style-name="P2"><text:span text:style-name="T4">(b) x^2 + ln x = 3</text:span></text:p>
          </draw:text-box>
        </draw:frame>
        <draw:frame draw:style-name="gr3" draw:text-style-name="P4" draw:layer="layout" svg:width="1.272cm" svg:height="0.399cm" svg:x="2.54cm" svg:y="23.708cm">
          <draw:text-box>
            <text:p text:style-name="P2"><text:span text:style-name="T4">FPI of</text:span></text:p>
          </draw:text-box>
        </draw:frame>
        <draw:frame draw:style-name="gr3" draw:text-style-name="P4" draw:layer="layout" svg:width="11.432cm" svg:height="0.399cm" svg:x="2.54cm" svg:y="24.131cm">
          <draw:text-box>
            <text:p text:style-name="P2"><text:span text:style-name="T4"><text:s text:c="4"/></text:span><text:span text:style-name="T4">a) 1 + 2x #x^3 * e^x = x <text:s text:c="4"/>; -1 <text:s/>+ x^3 * e^x = x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10.586cm" svg:height="0.399cm" svg:x="2.54cm" svg:y="24.554cm">
          <draw:text-box>
            <text:p text:style-name="P2"><text:span text:style-name="T4"><text:s text:c="4"/></text:span><text:span text:style-name="T4">b) (ln x -3)/x = x <text:s text:c="10"/>; e^(x^2 - 3) = x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5">2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8.043cm" svg:y1="1.772cm" svg:x2="2.54cm" svg:y2="1.772cm">
          <text:p/>
        </draw:line>
        <draw:line draw:style-name="gr1" draw:text-style-name="P1" draw:layer="layout" svg:x1="13.546cm" svg:y1="1.772cm" svg:x2="8.043cm" svg:y2="1.772cm">
          <text:p/>
        </draw:line>
        <draw:line draw:style-name="gr1" draw:text-style-name="P1" draw:layer="layout" svg:x1="19.05cm" svg:y1="1.772cm" svg:x2="13.546cm" svg:y2="1.772cm">
          <text:p/>
        </draw:line>
        <draw:frame draw:style-name="gr3" draw:text-style-name="P4" draw:layer="layout" svg:width="16.3cm" svg:height="0.399cm" svg:x="2.54cm" svg:y="2.541cm">
          <draw:text-box>
            <text:p text:style-name="P2"><text:span text:style-name="T4">3. (24 points) In this part, we seek to approximate the principal stresses in</text:span></text:p>
          </draw:text-box>
        </draw:frame>
        <draw:frame draw:style-name="gr3" draw:text-style-name="P4" draw:layer="layout" svg:width="6.141cm" svg:height="0.399cm" svg:x="2.54cm" svg:y="2.964cm">
          <draw:text-box>
            <text:p text:style-name="P2"><text:span text:style-name="T4"><text:s/></text:span><text:span text:style-name="T4">the test specimen of Problem</text:span></text:p>
          </draw:text-box>
        </draw:frame>
        <draw:frame draw:style-name="gr3" draw:text-style-name="P4" draw:layer="layout" svg:width="15.03cm" svg:height="0.399cm" svg:x="2.54cm" svg:y="3.388cm">
          <draw:text-box>
            <text:p text:style-name="P2"><text:span text:style-name="T4">2 part 2 using the fixed-point iteration method. As before, p(#) is the</text:span></text:p>
          </draw:text-box>
        </draw:frame>
        <draw:frame draw:style-name="gr3" draw:text-style-name="P4" draw:layer="layout" svg:width="6.141cm" svg:height="0.399cm" svg:x="2.54cm" svg:y="3.811cm">
          <draw:text-box>
            <text:p text:style-name="P2"><text:span text:style-name="T4"><text:s/></text:span><text:span text:style-name="T4">characteristic polynomial of</text:span></text:p>
          </draw:text-box>
        </draw:frame>
        <draw:frame draw:style-name="gr3" draw:text-style-name="P4" draw:layer="layout" svg:width="10.374cm" svg:height="0.399cm" svg:x="2.54cm" svg:y="4.234cm">
          <draw:text-box>
            <text:p text:style-name="P2"><text:span text:style-name="T4">the stress state as found in Problem 2 part 2(a).</text:span></text:p>
          </draw:text-box>
        </draw:frame>
        <draw:frame draw:style-name="gr3" draw:text-style-name="P4" draw:layer="layout" svg:width="13.972cm" svg:height="0.399cm" svg:x="2.54cm" svg:y="4.658cm">
          <draw:text-box>
            <text:p text:style-name="P2"><text:span text:style-name="T4">(a) (3 points) Show that setting p(#) = 0 is equivalent to setting</text:span></text:p>
          </draw:text-box>
        </draw:frame>
        <draw:frame draw:style-name="gr3" draw:text-style-name="P4" draw:layer="layout" svg:width="5.929cm" svg:height="0.399cm" svg:x="2.54cm" svg:y="5.081cm">
          <draw:text-box>
            <text:p text:style-name="P2"><text:span text:style-name="T4">(2#^2 + #2 #2)/(1 + 2#2) = #</text:span></text:p>
          </draw:text-box>
        </draw:frame>
        <draw:frame draw:style-name="gr3" draw:text-style-name="P4" draw:layer="layout" svg:width="4.659cm" svg:height="0.399cm" svg:x="2.54cm" svg:y="5.928cm">
          <draw:text-box>
            <text:p text:style-name="P2"><text:span text:style-name="T4">Demonstrated using fpi</text:span></text:p>
          </draw:text-box>
        </draw:frame>
        <draw:frame draw:style-name="gr3" draw:text-style-name="P4" draw:layer="layout" svg:width="0.425cm" svg:height="0.399cm" svg:x="2.54cm" svg:y="6.351cm">
          <draw:text-box>
            <text:p text:style-name="P2"><text:span text:style-name="T4">%}</text:span></text:p>
          </draw:text-box>
        </draw:frame>
        <draw:frame draw:style-name="gr3" draw:text-style-name="P4" draw:layer="layout" svg:width="8.68cm" svg:height="0.399cm" svg:x="2.54cm" svg:y="6.774cm">
          <draw:text-box>
            <text:p text:style-name="P2"><text:span text:style-name="T2">g = @(x) (2*x^2 + 2^.5 -2)/(1 + 2* 2^.5);</text:span></text:p>
          </draw:text-box>
        </draw:frame>
        <draw:frame draw:style-name="gr3" draw:text-style-name="P4" draw:layer="layout" svg:width="3.812cm" svg:height="0.399cm" svg:x="2.54cm" svg:y="7.198cm">
          <draw:text-box>
            <text:p text:style-name="P2"><text:span text:style-name="T2">TOL = 0.5*10^(-5);</text:span></text:p>
          </draw:text-box>
        </draw:frame>
        <draw:frame draw:style-name="gr3" draw:text-style-name="P4" draw:layer="layout" svg:width="6.14cm" svg:height="0.399cm" svg:x="2.54cm" svg:y="7.621cm">
          <draw:text-box>
            <text:p text:style-name="P2"><text:span text:style-name="T2">[x1, c3] = fpi(g, 1.5 , TOL);</text:span></text:p>
          </draw:text-box>
        </draw:frame>
        <draw:frame draw:style-name="gr3" draw:text-style-name="P4" draw:layer="layout" svg:width="0.425cm" svg:height="0.399cm" svg:x="2.54cm" svg:y="9.314cm">
          <draw:text-box>
            <text:p text:style-name="P2"><text:span text:style-name="T4">%{</text:span></text:p>
          </draw:text-box>
        </draw:frame>
        <draw:frame draw:style-name="gr3" draw:text-style-name="P4" draw:layer="layout" svg:width="16.512cm" svg:height="0.399cm" svg:x="2.54cm" svg:y="9.738cm">
          <draw:text-box>
            <text:p text:style-name="P2"><text:span text:style-name="T4">(b) (6 points) Taking #0 = 0.5 as the initial guess, use the function fpi.m to</text:span></text:p>
          </draw:text-box>
        </draw:frame>
        <draw:frame draw:style-name="gr3" draw:text-style-name="P4" draw:layer="layout" svg:width="3.601cm" svg:height="0.399cm" svg:x="2.54cm" svg:y="10.161cm">
          <draw:text-box>
            <text:p text:style-name="P2"><text:span text:style-name="T4"><text:s/></text:span><text:span text:style-name="T4">determine one of</text:span></text:p>
          </draw:text-box>
        </draw:frame>
        <draw:frame draw:style-name="gr3" draw:text-style-name="P4" draw:layer="layout" svg:width="15.665cm" svg:height="0.399cm" svg:x="2.54cm" svg:y="10.584cm">
          <draw:text-box>
            <text:p text:style-name="P2"><text:span text:style-name="T4">the principal stresses in the specimen to within 6 decimal places. Can you</text:span></text:p>
          </draw:text-box>
        </draw:frame>
        <draw:frame draw:style-name="gr3" draw:text-style-name="P4" draw:layer="layout" svg:width="4.236cm" svg:height="0.399cm" svg:x="2.54cm" svg:y="11.008cm">
          <draw:text-box>
            <text:p text:style-name="P2"><text:span text:style-name="T4"><text:s/></text:span><text:span text:style-name="T4">determine the other</text:span></text:p>
          </draw:text-box>
        </draw:frame>
        <draw:frame draw:style-name="gr3" draw:text-style-name="P4" draw:layer="layout" svg:width="13.549cm" svg:height="0.399cm" svg:x="2.54cm" svg:y="11.431cm">
          <draw:text-box>
            <text:p text:style-name="P2"><text:span text:style-name="T4">principal srress (for instance using a different initial guess)?</text:span></text:p>
          </draw:text-box>
        </draw:frame>
        <draw:frame draw:style-name="gr3" draw:text-style-name="P4" draw:layer="layout" svg:width="3.812cm" svg:height="0.399cm" svg:x="2.54cm" svg:y="12.278cm">
          <draw:text-box>
            <text:p text:style-name="P2"><text:span text:style-name="T4">TOL = 0.5*10^(-5);</text:span></text:p>
          </draw:text-box>
        </draw:frame>
        <draw:frame draw:style-name="gr3" draw:text-style-name="P4" draw:layer="layout" svg:width="0.425cm" svg:height="0.399cm" svg:x="2.54cm" svg:y="12.701cm">
          <draw:text-box>
            <text:p text:style-name="P2"><text:span text:style-name="T4">%}</text:span></text:p>
          </draw:text-box>
        </draw:frame>
        <draw:frame draw:style-name="gr3" draw:text-style-name="P4" draw:layer="layout" svg:width="6.352cm" svg:height="0.399cm" svg:x="2.54cm" svg:y="13.124cm">
          <draw:text-box>
            <text:p text:style-name="P2"><text:span text:style-name="T2">[x2, c4] = fpi(g, .5 , 10e-6);</text:span></text:p>
          </draw:text-box>
        </draw:frame>
        <draw:frame draw:style-name="gr3" draw:text-style-name="P4" draw:layer="layout" svg:width="0.425cm" svg:height="0.399cm" svg:x="2.54cm" svg:y="13.548cm">
          <draw:text-box>
            <text:p text:style-name="P2"><text:span text:style-name="T4">%{</text:span></text:p>
          </draw:text-box>
        </draw:frame>
        <draw:frame draw:style-name="gr3" draw:text-style-name="P4" draw:layer="layout" svg:width="11.432cm" svg:height="0.399cm" svg:x="2.54cm" svg:y="13.971cm">
          <draw:text-box>
            <text:p text:style-name="P2"><text:span text:style-name="T4">you cannot find the other root using a different guess</text:span></text:p>
          </draw:text-box>
        </draw:frame>
        <draw:frame draw:style-name="gr3" draw:text-style-name="P4" draw:layer="layout" svg:width="16.512cm" svg:height="0.399cm" svg:x="2.54cm" svg:y="15.664cm">
          <draw:text-box>
            <text:p text:style-name="P2"><text:span text:style-name="T4">(c) (12 points) Express p(#) = 0 as a different fixed-point iteration problem,</text:span></text:p>
          </draw:text-box>
        </draw:frame>
        <draw:frame draw:style-name="gr3" draw:text-style-name="P4" draw:layer="layout" svg:width="3.812cm" svg:height="0.399cm" svg:x="2.54cm" svg:y="16.088cm">
          <draw:text-box>
            <text:p text:style-name="P2"><text:span text:style-name="T4"><text:s/></text:span><text:span text:style-name="T4">g(#) = #, and use</text:span></text:p>
          </draw:text-box>
        </draw:frame>
        <draw:frame draw:style-name="gr3" draw:text-style-name="P4" draw:layer="layout" svg:width="16.512cm" svg:height="0.399cm" svg:x="2.54cm" svg:y="16.511cm">
          <draw:text-box>
            <text:p text:style-name="P2"><text:span text:style-name="T4">this new form to find the other principal stress in the specimen to within the</text:span></text:p>
          </draw:text-box>
        </draw:frame>
        <draw:frame draw:style-name="gr3" draw:text-style-name="P4" draw:layer="layout" svg:width="3.601cm" svg:height="0.399cm" svg:x="2.54cm" svg:y="16.934cm">
          <draw:text-box>
            <text:p text:style-name="P2"><text:span text:style-name="T4"><text:s/></text:span><text:span text:style-name="T4">same accuracy as</text:span></text:p>
          </draw:text-box>
        </draw:frame>
        <draw:frame draw:style-name="gr3" draw:text-style-name="P4" draw:layer="layout" svg:width="1.484cm" svg:height="0.399cm" svg:x="2.54cm" svg:y="17.358cm">
          <draw:text-box>
            <text:p text:style-name="P2"><text:span text:style-name="T4">before.</text:span></text:p>
          </draw:text-box>
        </draw:frame>
        <draw:frame draw:style-name="gr3" draw:text-style-name="P4" draw:layer="layout" svg:width="7.199cm" svg:height="0.399cm" svg:x="2.54cm" svg:y="17.781cm">
          <draw:text-box>
            <text:p text:style-name="P2"><text:span text:style-name="T4">.5 * 2^.5 - L* 2^.5 - L * .5 + L^2</text:span></text:p>
          </draw:text-box>
        </draw:frame>
        <draw:frame draw:style-name="gr3" draw:text-style-name="P4" draw:layer="layout" svg:width="7.622cm" svg:height="0.399cm" svg:x="2.54cm" svg:y="18.204cm">
          <draw:text-box>
            <text:p text:style-name="P2"><text:span text:style-name="T4">=&gt; -L^2=.5 * 2^.5 - L* 2^.5 - L * .5</text:span></text:p>
          </draw:text-box>
        </draw:frame>
        <draw:frame draw:style-name="gr3" draw:text-style-name="P4" draw:layer="layout" svg:width="6.352cm" svg:height="0.399cm" svg:x="2.54cm" svg:y="18.628cm">
          <draw:text-box>
            <text:p text:style-name="P2"><text:span text:style-name="T4">=&gt; L = -(.5*2^.5)/L + 2^.5 +.5</text:span></text:p>
          </draw:text-box>
        </draw:frame>
        <draw:frame draw:style-name="gr3" draw:text-style-name="P4" draw:layer="layout" svg:width="0.425cm" svg:height="0.399cm" svg:x="2.54cm" svg:y="19.051cm">
          <draw:text-box>
            <text:p text:style-name="P2"><text:span text:style-name="T4">%}</text:span></text:p>
          </draw:text-box>
        </draw:frame>
        <draw:frame draw:style-name="gr3" draw:text-style-name="P4" draw:layer="layout" svg:width="7.199cm" svg:height="0.399cm" svg:x="2.54cm" svg:y="19.474cm">
          <draw:text-box>
            <text:p text:style-name="P2"><text:span text:style-name="T2">g = @(x) <text:s/>-(.5*2^.5)/x + 2^.5 +.5;</text:span></text:p>
          </draw:text-box>
        </draw:frame>
        <draw:frame draw:style-name="gr3" draw:text-style-name="P4" draw:layer="layout" svg:width="6.564cm" svg:height="0.399cm" svg:x="2.54cm" svg:y="20.321cm">
          <draw:text-box>
            <text:p text:style-name="P2"><text:span text:style-name="T2">[x3, c3] = fpi(g, 1.4 , 10e-6);</text:span></text:p>
          </draw:text-box>
        </draw:frame>
        <draw:frame draw:style-name="gr3" draw:text-style-name="P4" draw:layer="layout" svg:width="0.425cm" svg:height="0.399cm" svg:x="2.54cm" svg:y="21.168cm">
          <draw:text-box>
            <text:p text:style-name="P2"><text:span text:style-name="T4">%{</text:span></text:p>
          </draw:text-box>
        </draw:frame>
        <draw:frame draw:style-name="gr3" draw:text-style-name="P4" draw:layer="layout" svg:width="16.512cm" svg:height="0.399cm" svg:x="2.54cm" svg:y="22.014cm">
          <draw:text-box>
            <text:p text:style-name="P2"><text:span text:style-name="T4">(d) (3 points) When compared to the bisection method used in Problem 2 part 2,</text:span></text:p>
          </draw:text-box>
        </draw:frame>
        <draw:frame draw:style-name="gr3" draw:text-style-name="P4" draw:layer="layout" svg:width="2.754cm" svg:height="0.399cm" svg:x="2.54cm" svg:y="22.438cm">
          <draw:text-box>
            <text:p text:style-name="P2"><text:span text:style-name="T4"><text:s/></text:span><text:span text:style-name="T4">which method</text:span></text:p>
          </draw:text-box>
        </draw:frame>
        <draw:frame draw:style-name="gr3" draw:text-style-name="P4" draw:layer="layout" svg:width="9.315cm" svg:height="0.399cm" svg:x="2.54cm" svg:y="22.861cm">
          <draw:text-box>
            <text:p text:style-name="P2"><text:span text:style-name="T4">do you prefer? Which one was more efficient?</text:span></text:p>
          </draw:text-box>
        </draw:frame>
        <draw:frame draw:style-name="gr3" draw:text-style-name="P4" draw:layer="layout" svg:width="15.666cm" svg:height="0.399cm" svg:x="2.54cm" svg:y="23.284cm">
          <draw:text-box>
            <text:p text:style-name="P2"><text:span text:style-name="T4"><text:s text:c="4"/></text:span><text:span text:style-name="T4">d) i prefer bisection, its much cleaner and the predictability is good</text:span></text:p>
          </draw:text-box>
        </draw:frame>
        <draw:frame draw:style-name="gr3" draw:text-style-name="P4" draw:layer="layout" svg:width="15.454cm" svg:height="0.399cm" svg:x="2.54cm" svg:y="23.708cm">
          <draw:text-box>
            <text:p text:style-name="P2"><text:span text:style-name="T4"><text:s text:c="4"/></text:span><text:span text:style-name="T4">fpi is more effecient from a computational perspective but spent much</text:span></text:p>
          </draw:text-box>
        </draw:frame>
        <draw:frame draw:style-name="gr3" draw:text-style-name="P4" draw:layer="layout" svg:width="4.024cm" svg:height="0.399cm" svg:x="2.54cm" svg:y="24.131cm">
          <draw:text-box>
            <text:p text:style-name="P2"><text:span text:style-name="T4"><text:s text:c="4"/></text:span><text:span text:style-name="T4">more of my time</text:span></text:p>
          </draw:text-box>
        </draw:frame>
        <draw:line draw:style-name="gr1" draw:text-style-name="P1" draw:layer="layout" svg:x1="2.54cm" svg:y1="26.167cm" svg:x2="8.043cm" svg:y2="26.167cm">
          <text:p/>
        </draw:line>
        <draw:line draw:style-name="gr1" draw:text-style-name="P1" draw:layer="layout" svg:x1="8.043cm" svg:y1="26.167cm" svg:x2="13.546cm" svg:y2="26.167cm">
          <text:p/>
        </draw:line>
        <draw:frame draw:style-name="gr3" draw:text-style-name="P4" draw:layer="layout" svg:width="0.425cm" svg:height="0.399cm" svg:x="2.54cm" svg:y="24.554cm">
          <draw:text-box>
            <text:p text:style-name="P2"><text:span text:style-name="T4">%}</text:span></text:p>
          </draw:text-box>
        </draw:frame>
        <draw:line draw:style-name="gr1" draw:text-style-name="P1" draw:layer="layout" svg:x1="13.546cm" svg:y1="26.167cm" svg:x2="19.05cm" svg:y2="26.167cm">
          <text:p/>
        </draw:line>
        <draw:frame draw:style-name="gr3" draw:text-style-name="P4" draw:layer="layout" svg:width="0.352cm" svg:height="0.39cm" svg:x="10.707cm" svg:y="26.226cm">
          <draw:text-box>
            <text:p text:style-name="P2"><text:span text:style-name="T5">3</text:span></text:p>
          </draw:text-box>
        </draw:frame>
      </draw:page>
      <draw:page draw:name="page4" draw:style-name="dp1" draw:master-page-name="master-page3">
        <draw:polygon draw:style-name="gr4" draw:text-style-name="P5" draw:layer="layout" svg:width="18.09cm" svg:height="26.177cm" svg:x="2.5cm" svg:y="1.7cm" svg:viewBox="0 0 18091 26178" draw:points="0,0 18091,0 18091,26178 0,26178">
          <text:p/>
        </draw:polygon>
        <draw:frame draw:style-name="gr5" draw:text-style-name="P7" draw:layer="layout" svg:width="3.727cm" svg:height="0.433cm" svg:x="4.628cm" svg:y="4.091cm">
          <draw:text-box>
            <text:p text:style-name="P6"><text:span text:style-name="T6">Problem 1 (20 points)</text:span></text:p>
          </draw:text-box>
        </draw:frame>
        <draw:frame draw:style-name="gr6" draw:text-style-name="P7" draw:layer="layout" svg:width="16.491cm" svg:height="0.433cm" svg:x="4.628cm" svg:y="4.572cm">
          <draw:text-box>
            <text:p text:style-name="P6"><text:span text:style-name="T6">1. (7 points each) For each of the following expressions, identify the value of x for which there is</text:span></text:p>
          </draw:text-box>
        </draw:frame>
        <draw:frame draw:style-name="gr7" draw:text-style-name="P7" draw:layer="layout" svg:width="15.496cm" svg:height="0.433cm" svg:x="4.628cm" svg:y="5.053cm">
          <draw:text-box>
            <text:p text:style-name="P6"><text:span text:style-name="T6">subtraction of nearly identical numbers and find an alternate form that avoids the problem:</text:span></text:p>
          </draw:text-box>
        </draw:frame>
        <draw:frame draw:style-name="gr8" draw:text-style-name="P7" draw:layer="layout" svg:width="5.103cm" svg:height="0.433cm" svg:x="4.628cm" svg:y="5.533cm">
          <draw:text-box>
            <text:p text:style-name="P6"><text:span text:style-name="T6">(a) f(x) = (1 −sec (x))/tan^2(x)</text:span></text:p>
          </draw:text-box>
        </draw:frame>
        <draw:frame draw:style-name="gr9" draw:text-style-name="P7" draw:layer="layout" svg:width="4.316cm" svg:height="0.433cm" svg:x="4.628cm" svg:y="6.014cm">
          <draw:text-box>
            <text:p text:style-name="P6"><text:span text:style-name="T6">(b) f(x) = 1/(1+x) - 1/(1-x)</text:span></text:p>
          </draw:text-box>
        </draw:frame>
        <draw:frame draw:style-name="gr10" draw:text-style-name="P7" draw:layer="layout" svg:width="0.349cm" svg:height="0.433cm" svg:x="5.16cm" svg:y="6.976cm">
          <draw:text-box>
            <text:p text:style-name="P6"><text:span text:style-name="T6">a)</text:span></text:p>
          </draw:text-box>
        </draw:frame>
        <draw:frame draw:style-name="gr11" draw:text-style-name="P7" draw:layer="layout" svg:width="4.214cm" svg:height="0.433cm" svg:x="5.692cm" svg:y="6.976cm">
          <draw:text-box>
            <text:p text:style-name="P6"><text:span text:style-name="T6">x-&gt;0 ; f(x) = 1/(1+sec(x))</text:span></text:p>
          </draw:text-box>
        </draw:frame>
        <draw:frame draw:style-name="gr10" draw:text-style-name="P7" draw:layer="layout" svg:width="0.349cm" svg:height="0.433cm" svg:x="5.16cm" svg:y="7.457cm">
          <draw:text-box>
            <text:p text:style-name="P6"><text:span text:style-name="T6">b)</text:span></text:p>
          </draw:text-box>
        </draw:frame>
        <draw:frame draw:style-name="gr12" draw:text-style-name="P7" draw:layer="layout" svg:width="4.786cm" svg:height="0.433cm" svg:x="5.692cm" svg:y="7.457cm">
          <draw:text-box>
            <text:p text:style-name="P6"><text:span text:style-name="T6">x-&gt;0 ; f(x) = x/(1+x) - x/(1-x)</text:span></text:p>
          </draw:text-box>
        </draw:frame>
        <draw:frame draw:style-name="gr13" draw:text-style-name="P7" draw:layer="layout" svg:width="15.242cm" svg:height="0.433cm" svg:x="4.628cm" svg:y="8.418cm">
          <draw:text-box>
            <text:p text:style-name="P6"><text:span text:style-name="T6">2. (6 points) Evaluate the quantity x√(x^2 + 3.07) − x^2 to 3 decimal places for x = 9^10 .</text:span></text:p>
          </draw:text-box>
        </draw:frame>
        <draw:frame draw:style-name="gr14" draw:text-style-name="P7" draw:layer="layout" svg:width="5.865cm" svg:height="0.433cm" svg:x="4.628cm" svg:y="8.899cm">
          <draw:text-box>
            <text:p text:style-name="P6"><text:span text:style-name="T6">Use : f(x) = 3.07/(x + √(x^2+3.07))</text:span></text:p>
          </draw:text-box>
        </draw:frame>
        <draw:frame draw:style-name="gr15" draw:text-style-name="P7" draw:layer="layout" svg:width="5.209cm" svg:height="0.433cm" svg:x="4.628cm" svg:y="9.38cm">
          <draw:text-box>
            <text:p text:style-name="P6"><text:span text:style-name="T6">f(9^10) = 4.40233701×10^−10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ourier" svg:font-family="Courier" style:font-pitch="variable"/>
    <style:font-face style:name="Courier1" svg:font-family="Courier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15T22:30:02.283000000</dc:date>
    <meta:editing-duration>PT1M16S</meta:editing-duration>
    <meta:editing-cycles>1</meta:editing-cycles>
    <meta:document-statistic meta:object-count="158"/>
    <meta:generator>LibreOffice/7.2.4.1$Windows_X86_64 LibreOffice_project/27d75539669ac387bb498e35313b970b7fe9c4f9</meta:generator>
  </office:meta>
</office:document-meta>
</file>